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fr" fo:country="FR" fo:font-weight="bold" officeooo:rsid="0016d207" officeooo:paragraph-rsid="0016d207"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8pt" fo:language="fr" fo:country="FR" fo:font-weight="normal" officeooo:rsid="0016d207" officeooo:paragraph-rsid="0016d207"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18pt" fo:language="fr" fo:country="FR" fo:font-weight="normal" officeooo:rsid="0016d207" officeooo:paragraph-rsid="0016d207"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2pt" fo:language="fr" fo:country="FR" fo:font-weight="bold" officeooo:rsid="0016d207" officeooo:paragraph-rsid="0016d207"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fr" fo:country="FR" fo:font-weight="bold" officeooo:rsid="00197e87" officeooo:paragraph-rsid="00197e87"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fr" fo:country="FR" fo:font-weight="bold" officeooo:rsid="00197e87" officeooo:paragraph-rsid="001b24d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fr" fo:country="FR" fo:font-weight="bold" officeooo:rsid="001a651d" officeooo:paragraph-rsid="001a651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language="fr" fo:country="FR" fo:font-weight="bold" officeooo:rsid="001a651d" officeooo:paragraph-rsid="001b24dd"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language="fr" fo:country="FR" fo:font-weight="bold" officeooo:rsid="001a651d" officeooo:paragraph-rsid="001c9cc3"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fr" fo:country="FR" fo:font-weight="bold" officeooo:rsid="001b24dd" officeooo:paragraph-rsid="001b24d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fr" fo:country="FR" fo:font-weight="bold" officeooo:rsid="001c9cc3" officeooo:paragraph-rsid="001c9cc3"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fr" fo:country="FR" fo:font-weight="normal" officeooo:rsid="00197e87" officeooo:paragraph-rsid="00197e8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fr" fo:country="FR" fo:font-weight="normal" officeooo:rsid="001b24dd" officeooo:paragraph-rsid="001b24d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fr" fo:country="FR" fo:font-weight="normal" officeooo:rsid="001a651d" officeooo:paragraph-rsid="00197e8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fr" fo:country="FR" fo:font-weight="normal" officeooo:rsid="001c9cc3" officeooo:paragraph-rsid="001b24d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fr" fo:country="FR" fo:font-weight="normal" officeooo:rsid="001c9cc3" officeooo:paragraph-rsid="001c9cc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fr" fo:country="FR" fo:font-weight="normal" officeooo:rsid="001d6088" officeooo:paragraph-rsid="001d608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4pt" fo:language="fr" fo:country="FR" fo:font-weight="normal" officeooo:rsid="0016d207" officeooo:paragraph-rsid="0016d207"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fo:font-size="14pt" fo:language="fr" fo:country="FR" fo:font-weight="normal" officeooo:rsid="0016d207" officeooo:paragraph-rsid="0016d207"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Linux Biolinum O" fo:font-size="12pt" fo:language="fr" fo:country="FR" fo:font-weight="bold" officeooo:rsid="00197e87" officeooo:paragraph-rsid="001c9cc3"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Linux Biolinum O" fo:font-size="12pt" fo:language="fr" fo:country="FR" fo:font-weight="bold" officeooo:rsid="001e023a" officeooo:paragraph-rsid="001e953b"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Linux Biolinum O" fo:font-size="12pt" fo:language="fr" fo:country="FR" fo:font-weight="bold" officeooo:rsid="001c9cc3" officeooo:paragraph-rsid="002192ad"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Linux Biolinum O" fo:font-size="12pt" fo:language="fr" fo:country="FR" fo:font-weight="normal" officeooo:rsid="001b24dd" officeooo:paragraph-rsid="001c9cc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Linux Biolinum O" fo:font-size="12pt" fo:language="fr" fo:country="FR" fo:font-weight="normal" officeooo:rsid="001e023a" officeooo:paragraph-rsid="001e953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inux Biolinum O" fo:font-size="12pt" fo:language="fr" fo:country="FR" fo:font-weight="normal" officeooo:rsid="001d6088" officeooo:paragraph-rsid="001d6088" style:font-size-asian="10.5pt" style:font-weight-asian="normal" style:font-size-complex="12pt" style:font-weight-complex="normal"/>
    </style:style>
    <style:style style:name="P26" style:family="paragraph" style:parent-style-name="Text_20_body">
      <style:paragraph-properties fo:text-align="start" style:justify-single-word="false"/>
      <style:text-properties fo:font-size="12pt" fo:language="fr" fo:country="FR" fo:font-weight="bold" officeooo:rsid="002192ad" officeooo:paragraph-rsid="002192ad" style:font-size-asian="10.5pt" style:font-weight-asian="bold" style:font-size-complex="12pt" style:font-weight-complex="bold"/>
    </style:style>
    <style:style style:name="P27" style:family="paragraph" style:parent-style-name="Text_20_body">
      <style:text-properties fo:font-variant="normal" fo:text-transform="none" fo:color="#000000" style:text-line-through-style="none" style:text-line-through-type="none" style:font-name="Arial" fo:font-size="12pt" fo:language="fr" fo:country="FR" fo:font-style="normal" style:text-underline-style="none" fo:font-weight="normal" style:text-blinking="false" fo:background-color="transparent"/>
    </style:style>
    <style:style style:name="P28"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nux Biolinum O" fo:font-size="12pt" fo:language="fr" fo:country="FR" fo:font-style="normal" style:text-underline-style="none" fo:font-weight="normal" style:text-blinking="false" fo:background-color="transparent"/>
    </style:style>
    <style:style style:name="P29" style:family="paragraph" style:parent-style-name="Text_20_body">
      <style:paragraph-properties fo:margin-top="0.1665in" fo:margin-bottom="0in" loext:contextual-spacing="false" fo:line-height="120%" style:writing-mode="lr-tb"/>
      <style:text-properties officeooo:paragraph-rsid="00266523"/>
    </style:style>
    <style:style style:name="P30" style:family="paragraph" style:parent-style-name="Standard">
      <style:paragraph-properties fo:text-align="start" style:justify-single-word="false"/>
      <style:text-properties fo:font-size="12pt" fo:language="fr" fo:country="FR" fo:font-weight="normal" officeooo:rsid="001b24dd" officeooo:paragraph-rsid="001c9cc3"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a651d" style:font-weight-asian="normal" style:font-weight-complex="normal"/>
    </style:style>
    <style:style style:name="T3" style:family="text">
      <style:text-properties fo:font-weight="normal" officeooo:rsid="001b24dd" style:font-weight-asian="normal" style:font-weight-complex="normal"/>
    </style:style>
    <style:style style:name="T4" style:family="text">
      <style:text-properties fo:font-weight="normal" officeooo:rsid="001c9cc3" style:font-weight-asian="normal" style:font-weight-complex="normal"/>
    </style:style>
    <style:style style:name="T5" style:family="text">
      <style:text-properties fo:font-weight="normal" officeooo:rsid="001ca92f" style:font-weight-asian="normal" style:font-weight-complex="normal"/>
    </style:style>
    <style:style style:name="T6" style:family="text">
      <style:text-properties fo:font-weight="normal" officeooo:rsid="001d6088" style:font-weight-asian="normal" style:font-weight-complex="normal"/>
    </style:style>
    <style:style style:name="T7" style:family="text">
      <style:text-properties fo:font-weight="normal" officeooo:rsid="002052f8" style:font-weight-asian="normal" style:font-weight-complex="normal"/>
    </style:style>
    <style:style style:name="T8" style:family="text">
      <style:text-properties fo:font-weight="normal" officeooo:rsid="002192ad" style:font-weight-asian="normal" style:font-weight-complex="normal"/>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weight="bold" style:font-weight-asian="bold" style:font-weight-complex="bold"/>
    </style:style>
    <style:style style:name="T12" style:family="text">
      <style:text-properties fo:font-size="26pt" style:font-size-asian="26pt" style:font-size-complex="26pt"/>
    </style:style>
    <style:style style:name="T13" style:family="text">
      <style:text-properties officeooo:rsid="00197e87"/>
    </style:style>
    <style:style style:name="T14" style:family="text">
      <style:text-properties officeooo:rsid="001b24dd"/>
    </style:style>
    <style:style style:name="T15" style:family="text">
      <style:text-properties officeooo:rsid="001c9cc3"/>
    </style:style>
    <style:style style:name="T16" style:family="text">
      <style:text-properties fo:color="#355269" fo:font-weight="normal" style:font-weight-asian="normal" style:font-weight-complex="normal"/>
    </style:style>
    <style:style style:name="T17"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Linux Biolinum O" fo:font-size="12pt" fo:language="fr" fo:country="FR"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Linux Biolinum O" fo:font-size="12pt" fo:language="fr" fo:country="FR" fo:font-style="normal" style:text-underline-style="none" fo:font-weight="normal" officeooo:rsid="00249c48" style:text-blinking="false" fo:background-color="transparent" loext:char-shading-value="0"/>
    </style:style>
    <style:style style:name="T21" style:family="text">
      <style:text-properties fo:font-variant="normal" fo:text-transform="none" fo:color="#000000" style:text-line-through-style="none" style:text-line-through-type="none" style:font-name="Linux Biolinum O" fo:font-size="12pt" fo:language="fr" fo:country="FR" fo:font-style="normal" style:text-underline-style="none" fo:font-weight="normal" officeooo:rsid="00266523"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Linux Biolinum O" fo:language="fr" fo:country="FR" style:text-underline-style="none" style:text-blinking="false" fo:background-color="transparent" loext:char-shading-value="0"/>
    </style:style>
    <style:style style:name="T23" style:family="text">
      <style:text-properties fo:font-variant="normal" fo:text-transform="none" fo:color="#1155cc" style:text-line-through-style="none" style:text-line-through-type="none" style:font-name="Linux Biolinum O" fo:font-size="12pt" fo:language="fr" fo:country="FR" fo:font-style="normal" style:text-underline-style="solid" style:text-underline-width="auto" style:text-underline-color="font-color" fo:font-weight="normal"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Présentation du projet de stage</text:span> </text:p>
      <text:p text:style-name="P1"/>
      <text:p text:style-name="P1"/>
      <text:p text:style-name="P3"><text:span text:style-name="T11">Objectif principale </text:span>: Mise en place d’un réseau ad-hoc mécher contenant 6 Raspberry PI avec un protocle personnaliser</text:p>
      <text:p text:style-name="P18"/>
      <text:p text:style-name="P18"/>
      <text:p text:style-name="P2"><text:span text:style-name="T10">Objectif intermediaire </text:span><text:span text:style-name="T9">: Implémentation du script contenant les information de mise en place réseau sur 2 Raspberry Pi avec de os serveur.</text:span></text:p>
      <text:p text:style-name="P19"/>
      <text:p text:style-name="P19"/>
      <text:p text:style-name="P4"><text:span text:style-name="T14">Teste</text:span><text:span text:style-name="T13"> </text:span><text:span text:style-name="T14">#</text:span><text:span text:style-name="T13">1 : </text:span><text:span text:style-name="T2">Mise en place d’une première tentative.</text:span></text:p>
      <text:p text:style-name="P5"><text:span text:style-name="T1">Matériel à disposition: 1 PC, deux Raspberry zero 2W, deux carte</text:span><text:span text:style-name="T3">s</text:span><text:span text:style-name="T1"> sd, </text:span><text:span text:style-name="T3">deux batteries externes,</text:span><text:span text:style-name="T1"> le réseaux d’entreprise, </text:span><text:span text:style-name="T2">partage de conne</text:span><text:span text:style-name="T3">x</text:span><text:span text:style-name="T2">ion</text:span><text:span text:style-name="T1">. </text:span></text:p>
      <text:p text:style-name="P12"/>
      <text:p text:style-name="P5"><text:span text:style-name="T1">Dans la permière prériode, j’ai passé les OS de PI Imager au peigne fin pour trouvé l’image qui pourrai ce connecter au réseau privé de l’entreprise et j’ai finalement arréter mon choix sur un </text:span><text:span text:style-name="T2">debiant (Bookworm).</text:span></text:p>
      <text:p text:style-name="P8"><text:span text:style-name="T1">Dans la deuxime prériode j’ai connecter mes deux PI à un réseau </text:span><text:span text:style-name="T3">et j’ai déposé le script grâce à SSH. Celui-ci doit changé la configuration réseau de la carte.</text:span></text:p>
      <text:p text:style-name="P13">Une fois toute ces opérations réalisé j’ai lancé mes deux puces en même temps mais j’ai remarqué que j’avais fais une erreur de configuration. Les deux cartes avais la même addresse IP. </text:p>
      <text:p text:style-name="P14"/>
      <text:p text:style-name="P7"/>
      <text:p text:style-name="P7"/>
      <text:p text:style-name="P7"><text:span text:style-name="T14">Teste</text:span> <text:span text:style-name="T14">#</text:span>2 :<text:span text:style-name="T1"> M</text:span><text:span text:style-name="T3">odification des addresses IP.</text:span></text:p>
      <text:p text:style-name="P6"><text:span text:style-name="T3">Matériel à disposition: 1 PC, trois Raspberry zero 2W, trois cartes sd, deux batteries externes, le réseaux d’entreprise, </text:span><text:span text:style-name="T2">partage de conne</text:span><text:span text:style-name="T3">x</text:span><text:span text:style-name="T2">ion</text:span><text:span text:style-name="T3">. </text:span></text:p>
      <text:p text:style-name="P13"/>
      <text:p text:style-name="P10"><text:span text:style-name="T1">Après le fiasco de la première tentative, j’ai ref</text:span><text:span text:style-name="T6">l</text:span><text:span text:style-name="T1">ashé les cartes et j’ai mis directement en place le script en f</text:span><text:span text:style-name="T6">ai</text:span><text:span text:style-name="T1">sant bien attention que chaque cartes possède</text:span><text:span text:style-name="T6">nt</text:span><text:span text:style-name="T1"> une IP. </text:span><text:span text:style-name="T4">L’opération </text:span><text:span text:style-name="T6">a</text:span><text:span text:style-name="T4"> bien marché, j’ai pu obtenir des résultats concluant. L’opération </text:span><text:span text:style-name="T6">a</text:span><text:span text:style-name="T4"> bien marché, cep</text:span><text:span text:style-name="T6">e</text:span><text:span text:style-name="T4">ndant, nous avons pu observ</text:span><text:span text:style-name="T6">er</text:span><text:span text:style-name="T4"> qu’il y avai</text:span><text:span text:style-name="T6">t</text:span><text:span text:style-name="T4"> un problème dans le script. Chaque puce crée son propre réseau mais ne cherche pas à </text:span><text:span text:style-name="T6">s</text:span><text:span text:style-name="T4">e connecter au réseau des autres.</text:span></text:p>
      <text:p text:style-name="P15"/>
      <text:p text:style-name="P11"><text:span text:style-name="T16">Conclusion </text:span><text:span text:style-name="T1">: Mo</text:span><text:span text:style-name="T5">di</text:span><text:span text:style-name="T1">fication du script pour tenter de le faire march</text:span><text:span text:style-name="T5">er</text:span><text:span text:style-name="T1"> correctement. </text:span></text:p>
      <text:p text:style-name="P16"/>
      <text:p text:style-name="P30"/>
      <text:p text:style-name="P9"><text:span text:style-name="T14">Teste</text:span> <text:span text:style-name="T14">#</text:span><text:span text:style-name="T15">3</text:span> : <text:span text:style-name="T4">Changement d’OS</text:span></text:p>
      <text:p text:style-name="P20"><text:span text:style-name="T3">Matériel à disposition: </text:span><text:span text:style-name="T4">un switch, </text:span><text:span text:style-name="T3">1 PC, </text:span><text:span text:style-name="T4">deux écran connectable au</text:span><text:span text:style-name="T3"> trois Raspberry zero 2W, </text:span><text:span text:style-name="T4">un Rasberry PI 3, </text:span><text:span text:style-name="T5">une extention de Raspberry PI, deux claviers,</text:span><text:span text:style-name="T3"> </text:span><text:span text:style-name="T4">4</text:span><text:span text:style-name="T3"> cartes sd, </text:span><text:span text:style-name="T4">trois</text:span><text:span text:style-name="T3"> batteries externes, le réseaux d’entreprise, </text:span><text:span text:style-name="T2">partage de conne</text:span><text:span text:style-name="T3">x</text:span><text:span text:style-name="T2">ion</text:span><text:span text:style-name="T3">. </text:span></text:p>
      <text:p text:style-name="P23"/>
      <text:p text:style-name="P24">Suite aux nombreux problèmes découverts sur Bookworm et les limites auxquelles nous nous sommes heurtés, je suis passé sur des OS ubuntu serveurs. </text:p>
      <text:p text:style-name="P21"><text:span text:style-name="T1">Pour résoudre ce problème, j'évalue actuellement les différentes versions disponibles sur l'Imager afin d'implémenter une infrastructure plus simple basée sur des images fonctionnelles. Suite aux </text:span><text:soft-page-break/><text:span text:style-name="T1">ajustements des paramètres nous avons pu dire quel protocole était surmenant le nœud des différents problèmes desquels je suis tributaire, le fichier </text:span><text:span text:style-name="T8">C</text:span><text:span text:style-name="T1">loud-</text:span><text:span text:style-name="T8">I</text:span><text:span text:style-name="T1">nit. Ce fichier permet de gérer les utilisateurs, diriger le </text:span><text:span text:style-name="T7">SSH</text:span><text:span text:style-name="T1">, ainsi que la connexion physique du réseau. </text:span><text:span text:style-name="T8">En étudiant Cloud-Init, mon maître de stage c’est rendu compte que le problème venais du partage de clef et à donc résolu ce problème en me fesant identifier le fichier qui contenais les clef publique des appareils auquels ils voulaient ce conneceter, il as donc résolut le problème en fesant manuelement l’échange de clef. </text:span><text:span text:style-name="T1"><text:s text:c="2"/></text:span></text:p>
      <text:p text:style-name="P25"/>
      <text:p text:style-name="P22"><text:span text:style-name="T16">Conclusion </text:span><text:span text:style-name="T1">: </text:span><text:span text:style-name="T8">Cloud-Init n’était pas l’origine du problème. Il faudrait surment porté notre regard sur une licence plus stable. </text:span></text:p>
      <text:p text:style-name="P17"/>
      <text:p text:style-name="P17"/>
      <text:p text:style-name="P26"><text:bookmark text:name="docs-internal-guid-7958e8cd-7fff-0a7a-0c90-e4e6b957e55b"/><text:span text:style-name="T17">Teste #4 : </text:span><text:span text:style-name="T18">Retour au source</text:span></text:p>
      <text:p text:style-name="P28">Matériel à disposition: un switch, 1 PC, deux écran connectable au trois Raspberry zéro 2W, un Rasberry PI 3, une extension de Raspberry PI, deux claviers, 4 cartes sd, trois batteries externes, le réseaux d’entreprise, partage de connexion.</text:p>
      <text:p text:style-name="P29"><text:span text:style-name="T21">On as choisi de revenir sur cette licence car grâce au fonctionnement du Imager le boot ce passait diretement bien, il y avait ssh activé directement, un utilisateur fonctionnel, et une connexion au réseaux automatique. </text:span><text:span text:style-name="T19">Finalement mon maître de stage </text:span><text:span text:style-name="T20">a</text:span><text:span text:style-name="T19"> trouv</text:span><text:span text:style-name="T20">é</text:span><text:span text:style-name="T19"> une licence bookworm qui ne boot</text:span><text:span text:style-name="T20">e</text:span><text:span text:style-name="T19"> pas avec une partie graphique, ce qui permet de pouvoir reprendre nos expérience dessus. Le flash et le premier boot se font facilement ce qui me permet de pouvoir lancé l’adaptation du </text:span><text:a xlink:type="simple" xlink:href="http://scipte.sh/" text:style-name="Internet_20_link" text:visited-style-name="Visited_20_Internet_20_Link"><text:span text:style-name="T23">scipte.sh</text:span></text:a><text:span text:style-name="T22"> </text:span><text:span text:style-name="T19">cette adaptation marche bien pour le moment, lors de la première exécution, je n’avais aucuns service qui se lancé, maintenant, les services ce lance mais je suis face à des erreurs de services qui ce supprime. </text:span></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6-01-20T14:18:50.332676702</meta:creation-date>
    <dc:date>2026-02-20T14:50:22.585799673</dc:date>
    <meta:editing-duration>P4DT12H3M40S</meta:editing-duration>
    <meta:editing-cycles>9</meta:editing-cycles>
    <meta:generator>LibreOffice/6.4.7.2$Linux_X86_64 LibreOffice_project/40$Build-2</meta:generator>
    <meta:document-statistic meta:table-count="0" meta:image-count="0" meta:object-count="0" meta:page-count="2" meta:paragraph-count="20" meta:word-count="650" meta:character-count="4036" meta:non-whitespace-character-count="3394"/>
  </office:meta>
</office:document-meta>
</file>